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5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1" office:value-type="string" calcext:value-type="string">
            <text:p>femenino_desempleo</text:p>
          </table:table-cell>
          <table:table-cell office:value-type="string" calcext:value-type="string">
            <text:p>masculino_desempleo</text:p>
          </table:table-cell>
          <table:table-cell table:style-name="ce1" office:value-type="string" calcext:value-type="string">
            <text:p>inflacion</text:p>
          </table:table-cell>
          <table:table-cell office:value-type="string" calcext:value-type="string">
            <text:p>desempleo_total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.93000030517578" calcext:value-type="float">
            <text:p>9,93000030517578</text:p>
          </table:table-cell>
          <table:table-cell office:value-type="float" office:value="4.23000001907349" calcext:value-type="float">
            <text:p>4,23000001907349</text:p>
          </table:table-cell>
          <table:table-cell office:value-type="float" office:value="11.6869373497484" calcext:value-type="float">
            <text:p>11,6869373497484</text:p>
          </table:table-cell>
          <table:table-cell office:value-type="float" office:value="6.42000007629395" calcext:value-type="float">
            <text:p>6,42000007629395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.1099996566772" calcext:value-type="float">
            <text:p>11,1099996566772</text:p>
          </table:table-cell>
          <table:table-cell office:value-type="float" office:value="5.28000020980835" calcext:value-type="float">
            <text:p>5,28000020980835</text:p>
          </table:table-cell>
          <table:table-cell office:value-type="float" office:value="11.6919724708681" calcext:value-type="float">
            <text:p>11,6919724708681</text:p>
          </table:table-cell>
          <table:table-cell office:value-type="float" office:value="7.53999996185303" calcext:value-type="float">
            <text:p>7,53999996185303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1.6199998855591" calcext:value-type="float">
            <text:p>11,6199998855591</text:p>
          </table:table-cell>
          <table:table-cell office:value-type="float" office:value="5.98999977111816" calcext:value-type="float">
            <text:p>5,98999977111816</text:p>
          </table:table-cell>
          <table:table-cell office:value-type="float" office:value="12.0947650152304" calcext:value-type="float">
            <text:p>12,0947650152304</text:p>
          </table:table-cell>
          <table:table-cell office:value-type="float" office:value="8.19999980926514" calcext:value-type="float">
            <text:p>8,19999980926514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.4610996246338" calcext:value-type="float">
            <text:p>10,4610996246338</text:p>
          </table:table-cell>
          <table:table-cell office:value-type="float" office:value="6.08799982070923" calcext:value-type="float">
            <text:p>6,08799982070923</text:p>
          </table:table-cell>
          <table:table-cell office:value-type="float" office:value="9.65034489706282" calcext:value-type="float">
            <text:p>9,65034489706282</text:p>
          </table:table-cell>
          <table:table-cell office:value-type="float" office:value="7.91949987411499" calcext:value-type="float">
            <text:p>7,91949987411499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2.0936002731323" calcext:value-type="float">
            <text:p>12,0936002731323</text:p>
          </table:table-cell>
          <table:table-cell office:value-type="float" office:value="7.6399998664856" calcext:value-type="float">
            <text:p>7,6399998664856</text:p>
          </table:table-cell>
          <table:table-cell office:value-type="float" office:value="7.06752898711865" calcext:value-type="float">
            <text:p>7,06752898711865</text:p>
          </table:table-cell>
          <table:table-cell office:value-type="float" office:value="9.53289985656738" calcext:value-type="float">
            <text:p>9,53289985656738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2.6295003890991" calcext:value-type="float">
            <text:p>12,6295003890991</text:p>
          </table:table-cell>
          <table:table-cell office:value-type="float" office:value="8.48989963531494" calcext:value-type="float">
            <text:p>8,48989963531494</text:p>
          </table:table-cell>
          <table:table-cell office:value-type="float" office:value="5.45375857326611" calcext:value-type="float">
            <text:p>5,45375857326611</text:p>
          </table:table-cell>
          <table:table-cell office:value-type="float" office:value="10.2583999633789" calcext:value-type="float">
            <text:p>10,2583999633789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2.2686996459961" calcext:value-type="float">
            <text:p>12,2686996459961</text:p>
          </table:table-cell>
          <table:table-cell office:value-type="float" office:value="8.68480014801025" calcext:value-type="float">
            <text:p>8,68480014801025</text:p>
          </table:table-cell>
          <table:table-cell office:value-type="float" office:value="5.05517159322655" calcext:value-type="float">
            <text:p>5,05517159322655</text:p>
          </table:table-cell>
          <table:table-cell office:value-type="float" office:value="10.2315998077393" calcext:value-type="float">
            <text:p>10,2315998077393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3.467399597168" calcext:value-type="float">
            <text:p>13,467399597168</text:p>
          </table:table-cell>
          <table:table-cell office:value-type="float" office:value="8.6476001739502" calcext:value-type="float">
            <text:p>8,6476001739502</text:p>
          </table:table-cell>
          <table:table-cell office:value-type="float" office:value="2.4558610073786" calcext:value-type="float">
            <text:p>2,4558610073786</text:p>
          </table:table-cell>
          <table:table-cell office:value-type="float" office:value="10.7361001968384" calcext:value-type="float">
            <text:p>10,7361001968384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2.7903003692627" calcext:value-type="float">
            <text:p>12,7903003692627</text:p>
          </table:table-cell>
          <table:table-cell office:value-type="float" office:value="8.171799659729" calcext:value-type="float">
            <text:p>8,171799659729</text:p>
          </table:table-cell>
          <table:table-cell office:value-type="float" office:value="3.19340134813189" calcext:value-type="float">
            <text:p>3,19340134813189</text:p>
          </table:table-cell>
          <table:table-cell office:value-type="float" office:value="10.1837997436523" calcext:value-type="float">
            <text:p>10,1837997436523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2.5930995941162" calcext:value-type="float">
            <text:p>12,5930995941162</text:p>
          </table:table-cell>
          <table:table-cell office:value-type="float" office:value="7.31020021438599" calcext:value-type="float">
            <text:p>7,31020021438599</text:p>
          </table:table-cell>
          <table:table-cell office:value-type="float" office:value="3.28524754675101" calcext:value-type="float">
            <text:p>3,28524754675101</text:p>
          </table:table-cell>
          <table:table-cell office:value-type="float" office:value="9.62230014801025" calcext:value-type="float">
            <text:p>9,62230014801025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.1614999771118" calcext:value-type="float">
            <text:p>12,1614999771118</text:p>
          </table:table-cell>
          <table:table-cell office:value-type="float" office:value="7.17460012435913" calcext:value-type="float">
            <text:p>7,17460012435913</text:p>
          </table:table-cell>
          <table:table-cell office:value-type="float" office:value="2.65716280719231" calcext:value-type="float">
            <text:p>2,65716280719231</text:p>
          </table:table-cell>
          <table:table-cell office:value-type="float" office:value="9.35999965667725" calcext:value-type="float">
            <text:p>9,35999965667725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.6115999221802" calcext:value-type="float">
            <text:p>11,6115999221802</text:p>
          </table:table-cell>
          <table:table-cell office:value-type="float" office:value="7.16349983215332" calcext:value-type="float">
            <text:p>7,16349983215332</text:p>
          </table:table-cell>
          <table:table-cell office:value-type="float" office:value="2.54708485014874" calcext:value-type="float">
            <text:p>2,54708485014874</text:p>
          </table:table-cell>
          <table:table-cell office:value-type="float" office:value="9.13409996032715" calcext:value-type="float">
            <text:p>9,13409996032715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2.8299999237061" calcext:value-type="float">
            <text:p>12,8299999237061</text:p>
          </table:table-cell>
          <table:table-cell office:value-type="float" office:value="8.09119987487793" calcext:value-type="float">
            <text:p>8,09119987487793</text:p>
          </table:table-cell>
          <table:table-cell office:value-type="float" office:value="1.96705574358329" calcext:value-type="float">
            <text:p>1,96705574358329</text:p>
          </table:table-cell>
          <table:table-cell office:value-type="float" office:value="10.2052001953125" calcext:value-type="float">
            <text:p>10,2052001953125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.4028997421265" calcext:value-type="float">
            <text:p>13,4028997421265</text:p>
          </table:table-cell>
          <table:table-cell office:value-type="float" office:value="9.61480045318604" calcext:value-type="float">
            <text:p>9,61480045318604</text:p>
          </table:table-cell>
          <table:table-cell office:value-type="float" office:value="1.6235029730683" calcext:value-type="float">
            <text:p>1,6235029730683</text:p>
          </table:table-cell>
          <table:table-cell office:value-type="float" office:value="11.3212995529175" calcext:value-type="float">
            <text:p>11,3212995529175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4.4850997924805" calcext:value-type="float">
            <text:p>14,4850997924805</text:p>
          </table:table-cell>
          <table:table-cell office:value-type="float" office:value="11.02649974823" calcext:value-type="float">
            <text:p>11,02649974823</text:p>
          </table:table-cell>
          <table:table-cell office:value-type="float" office:value="0.924929462355735" calcext:value-type="float">
            <text:p>0,924929462355735</text:p>
          </table:table-cell>
          <table:table-cell office:value-type="float" office:value="12.5928001403809" calcext:value-type="float">
            <text:p>12,5928001403809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.0543003082275" calcext:value-type="float">
            <text:p>14,0543003082275</text:p>
          </table:table-cell>
          <table:table-cell office:value-type="float" office:value="9.97879981994629" calcext:value-type="float">
            <text:p>9,97879981994629</text:p>
          </table:table-cell>
          <table:table-cell office:value-type="float" office:value="1.12472293454377" calcext:value-type="float">
            <text:p>1,12472293454377</text:p>
          </table:table-cell>
          <table:table-cell office:value-type="float" office:value="11.835599899292" calcext:value-type="float">
            <text:p>11,83559989929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.4856996536255" calcext:value-type="float">
            <text:p>14,4856996536255</text:p>
          </table:table-cell>
          <table:table-cell office:value-type="float" office:value="10.5879001617432" calcext:value-type="float">
            <text:p>10,5879001617432</text:p>
          </table:table-cell>
          <table:table-cell office:value-type="float" office:value="1.35807805403303" calcext:value-type="float">
            <text:p>1,35807805403303</text:p>
          </table:table-cell>
          <table:table-cell office:value-type="float" office:value="12.3673000335693" calcext:value-type="float">
            <text:p>12,367300033569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.4202003479004" calcext:value-type="float">
            <text:p>14,4202003479004</text:p>
          </table:table-cell>
          <table:table-cell office:value-type="float" office:value="11.0143995285034" calcext:value-type="float">
            <text:p>11,0143995285034</text:p>
          </table:table-cell>
          <table:table-cell office:value-type="float" office:value="0.878201670843353" calcext:value-type="float">
            <text:p>0,878201670843353</text:p>
          </table:table-cell>
          <table:table-cell office:value-type="float" office:value="12.5662002563477" calcext:value-type="float">
            <text:p>12,566200256347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1068000793457" calcext:value-type="float">
            <text:p>14,1068000793457</text:p>
          </table:table-cell>
          <table:table-cell office:value-type="float" office:value="10.3548002243042" calcext:value-type="float">
            <text:p>10,3548002243042</text:p>
          </table:table-cell>
          <table:table-cell office:value-type="float" office:value="0.950262679253953" calcext:value-type="float">
            <text:p>0,950262679253953</text:p>
          </table:table-cell>
          <table:table-cell office:value-type="float" office:value="12.0748996734619" calcext:value-type="float">
            <text:p>12,0748996734619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.9005002975464" calcext:value-type="float">
            <text:p>13,9005002975464</text:p>
          </table:table-cell>
          <table:table-cell office:value-type="float" office:value="10.3535995483398" calcext:value-type="float">
            <text:p>10,3535995483398</text:p>
          </table:table-cell>
          <table:table-cell office:value-type="float" office:value="0.20381113779267" calcext:value-type="float">
            <text:p>0,20381113779267</text:p>
          </table:table-cell>
          <table:table-cell office:value-type="float" office:value="11.9807996749878" calcext:value-type="float">
            <text:p>11,980799674987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.1941003799438" calcext:value-type="float">
            <text:p>12,1941003799438</text:p>
          </table:table-cell>
          <table:table-cell office:value-type="float" office:value="8.53489971160889" calcext:value-type="float">
            <text:p>8,53489971160889</text:p>
          </table:table-cell>
          <table:table-cell office:value-type="float" office:value="1.5532902757176" calcext:value-type="float">
            <text:p>1,5532902757176</text:p>
          </table:table-cell>
          <table:table-cell office:value-type="float" office:value="10.2172002792358" calcext:value-type="float">
            <text:p>10,2172002792358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.5107002258301" calcext:value-type="float">
            <text:p>10,5107002258301</text:p>
          </table:table-cell>
          <table:table-cell office:value-type="float" office:value="7.00010013580322" calcext:value-type="float">
            <text:p>7,00010013580322</text:p>
          </table:table-cell>
          <table:table-cell office:value-type="float" office:value="2.00833420154926" calcext:value-type="float">
            <text:p>2,00833420154926</text:p>
          </table:table-cell>
          <table:table-cell office:value-type="float" office:value="8.61040019989014" calcext:value-type="float">
            <text:p>8,61040019989014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79930019378662" calcext:value-type="float">
            <text:p>9,79930019378662</text:p>
          </table:table-cell>
          <table:table-cell office:value-type="float" office:value="7.77199983596802" calcext:value-type="float">
            <text:p>7,77199983596802</text:p>
          </table:table-cell>
          <table:table-cell office:value-type="float" office:value="2.06742573577579" calcext:value-type="float">
            <text:p>2,06742573577579</text:p>
          </table:table-cell>
          <table:table-cell office:value-type="float" office:value="8.70170021057129" calcext:value-type="float">
            <text:p>8,70170021057129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.13150024414063" calcext:value-type="float">
            <text:p>9,13150024414063</text:p>
          </table:table-cell>
          <table:table-cell office:value-type="float" office:value="7.58650016784668" calcext:value-type="float">
            <text:p>7,58650016784668</text:p>
          </table:table-cell>
          <table:table-cell office:value-type="float" office:value="1.85936822273602" calcext:value-type="float">
            <text:p>1,85936822273602</text:p>
          </table:table-cell>
          <table:table-cell office:value-type="float" office:value="8.30650043487549" calcext:value-type="float">
            <text:p>8,30650043487549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.87539958953857" calcext:value-type="float">
            <text:p>9,87539958953857</text:p>
          </table:table-cell>
          <table:table-cell office:value-type="float" office:value="8.07520008087158" calcext:value-type="float">
            <text:p>8,07520008087158</text:p>
          </table:table-cell>
          <table:table-cell office:value-type="float" office:value="1.62267544020716" calcext:value-type="float">
            <text:p>1,62267544020716</text:p>
          </table:table-cell>
          <table:table-cell office:value-type="float" office:value="8.91359996795654" calcext:value-type="float">
            <text:p>8,9135999679565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.26949977874756" calcext:value-type="float">
            <text:p>9,26949977874756</text:p>
          </table:table-cell>
          <table:table-cell office:value-type="float" office:value="7.80740022659302" calcext:value-type="float">
            <text:p>7,80740022659302</text:p>
          </table:table-cell>
          <table:table-cell office:value-type="float" office:value="1.93634139876377" calcext:value-type="float">
            <text:p>1,93634139876377</text:p>
          </table:table-cell>
          <table:table-cell office:value-type="float" office:value="8.49349975585938" calcext:value-type="float">
            <text:p>8,49349975585938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.11089992523193" calcext:value-type="float">
            <text:p>9,11089992523193</text:p>
          </table:table-cell>
          <table:table-cell office:value-type="float" office:value="7.85799980163574" calcext:value-type="float">
            <text:p>7,85799980163574</text:p>
          </table:table-cell>
          <table:table-cell office:value-type="float" office:value="2.15532739188613" calcext:value-type="float">
            <text:p>2,15532739188613</text:p>
          </table:table-cell>
          <table:table-cell office:value-type="float" office:value="8.44779968261719" calcext:value-type="float">
            <text:p>8,44779968261719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.08619976043701" calcext:value-type="float">
            <text:p>8,08619976043701</text:p>
          </table:table-cell>
          <table:table-cell office:value-type="float" office:value="7.27150011062622" calcext:value-type="float">
            <text:p>7,27150011062622</text:p>
          </table:table-cell>
          <table:table-cell office:value-type="float" office:value="2.55663702091118" calcext:value-type="float">
            <text:p>2,55663702091118</text:p>
          </table:table-cell>
          <table:table-cell office:value-type="float" office:value="7.65670013427734" calcext:value-type="float">
            <text:p>7,65670013427734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.44220018386841" calcext:value-type="float">
            <text:p>7,44220018386841</text:p>
          </table:table-cell>
          <table:table-cell office:value-type="float" office:value="6.72230005264282" calcext:value-type="float">
            <text:p>6,72230005264282</text:p>
          </table:table-cell>
          <table:table-cell office:value-type="float" office:value="2.36707385504435" calcext:value-type="float">
            <text:p>2,36707385504435</text:p>
          </table:table-cell>
          <table:table-cell office:value-type="float" office:value="7.06339979171753" calcext:value-type="float">
            <text:p>7,0633997917175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.80210018157959" calcext:value-type="float">
            <text:p>8,80210018157959</text:p>
          </table:table-cell>
          <table:table-cell office:value-type="float" office:value="8.6766996383667" calcext:value-type="float">
            <text:p>8,6766996383667</text:p>
          </table:table-cell>
          <table:table-cell office:value-type="float" office:value="0.0666275003291759" calcext:value-type="float">
            <text:p>0,066627500329176</text:p>
          </table:table-cell>
          <table:table-cell office:value-type="float" office:value="8.73630046844482" calcext:value-type="float">
            <text:p>8,73630046844482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.06599998474121" calcext:value-type="float">
            <text:p>9,06599998474121</text:p>
          </table:table-cell>
          <table:table-cell office:value-type="float" office:value="8.69470024108887" calcext:value-type="float">
            <text:p>8,69470024108887</text:p>
          </table:table-cell>
          <table:table-cell office:value-type="float" office:value="1.06969746615759" calcext:value-type="float">
            <text:p>1,06969746615759</text:p>
          </table:table-cell>
          <table:table-cell office:value-type="float" office:value="8.87129974365234" calcext:value-type="float">
            <text:p>8,8712997436523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.11600017547607" calcext:value-type="float">
            <text:p>9,11600017547607</text:p>
          </table:table-cell>
          <table:table-cell office:value-type="float" office:value="8.53369998931885" calcext:value-type="float">
            <text:p>8,53369998931885</text:p>
          </table:table-cell>
          <table:table-cell office:value-type="float" office:value="0.947960206259225" calcext:value-type="float">
            <text:p>0,947960206259225</text:p>
          </table:table-cell>
          <table:table-cell office:value-type="float" office:value="8.81099987030029" calcext:value-type="float">
            <text:p>8,81099987030029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.35849952697754" calcext:value-type="float">
            <text:p>9,35849952697754</text:p>
          </table:table-cell>
          <table:table-cell office:value-type="float" office:value="9.43819999694824" calcext:value-type="float">
            <text:p>9,43819999694824</text:p>
          </table:table-cell>
          <table:table-cell office:value-type="float" office:value="1.1618250412134" calcext:value-type="float">
            <text:p>1,1618250412134</text:p>
          </table:table-cell>
          <table:table-cell office:value-type="float" office:value="9.40019989013672" calcext:value-type="float">
            <text:p>9,40019989013672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.78919982910156" calcext:value-type="float">
            <text:p>9,78919982910156</text:p>
          </table:table-cell>
          <table:table-cell office:value-type="float" office:value="10.0410003662109" calcext:value-type="float">
            <text:p>10,0410003662109</text:p>
          </table:table-cell>
          <table:table-cell office:value-type="float" office:value="0.778100526464655" calcext:value-type="float">
            <text:p>0,778100526464655</text:p>
          </table:table-cell>
          <table:table-cell office:value-type="float" office:value="9.92059993743896" calcext:value-type="float">
            <text:p>9,92059993743896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297002792358" calcext:value-type="float">
            <text:p>10,0297002792358</text:p>
          </table:table-cell>
          <table:table-cell office:value-type="float" office:value="10.5352001190186" calcext:value-type="float">
            <text:p>10,5352001190186</text:p>
          </table:table-cell>
          <table:table-cell office:value-type="float" office:value="0.576944237661863" calcext:value-type="float">
            <text:p>0,576944237661863</text:p>
          </table:table-cell>
          <table:table-cell office:value-type="float" office:value="10.292200088501" calcext:value-type="float">
            <text:p>10,29220008850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.88399982452393" calcext:value-type="float">
            <text:p>9,88399982452393</text:p>
          </table:table-cell>
          <table:table-cell office:value-type="float" office:value="10.7993001937866" calcext:value-type="float">
            <text:p>10,7993001937866</text:p>
          </table:table-cell>
          <table:table-cell office:value-type="float" office:value="1.13824878533235" calcext:value-type="float">
            <text:p>1,13824878533235</text:p>
          </table:table-cell>
          <table:table-cell office:value-type="float" office:value="10.3593997955322" calcext:value-type="float">
            <text:p>10,359399795532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.85340023040771" calcext:value-type="float">
            <text:p>9,85340023040771</text:p>
          </table:table-cell>
          <table:table-cell office:value-type="float" office:value="10.245400428772" calcext:value-type="float">
            <text:p>10,245400428772</text:p>
          </table:table-cell>
          <table:table-cell office:value-type="float" office:value="0.52255935244628" calcext:value-type="float">
            <text:p>0,52255935244628</text:p>
          </table:table-cell>
          <table:table-cell office:value-type="float" office:value="10.0567998886108" calcext:value-type="float">
            <text:p>10,056799888610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.33600044250488" calcext:value-type="float">
            <text:p>9,33600044250488</text:p>
          </table:table-cell>
          <table:table-cell office:value-type="float" office:value="9.45380020141602" calcext:value-type="float">
            <text:p>9,45380020141602</text:p>
          </table:table-cell>
          <table:table-cell office:value-type="float" office:value="0.456887071894911" calcext:value-type="float">
            <text:p>0,456887071894911</text:p>
          </table:table-cell>
          <table:table-cell office:value-type="float" office:value="9.3971996307373" calcext:value-type="float">
            <text:p>9,397199630737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.09720039367676" calcext:value-type="float">
            <text:p>9,09720039367676</text:p>
          </table:table-cell>
          <table:table-cell office:value-type="float" office:value="9.02309989929199" calcext:value-type="float">
            <text:p>9,02309989929199</text:p>
          </table:table-cell>
          <table:table-cell office:value-type="float" office:value="0.789835828309066" calcext:value-type="float">
            <text:p>0,789835828309066</text:p>
          </table:table-cell>
          <table:table-cell office:value-type="float" office:value="9.05889987945557" calcext:value-type="float">
            <text:p>9,058899879455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4:36:36.666676755</meta:creation-date>
    <dc:date>2020-06-02T14:42:39.464314336</dc:date>
    <meta:editing-duration>PT6M3S</meta:editing-duration>
    <meta:editing-cycles>1</meta:editing-cycles>
    <meta:document-statistic meta:table-count="1" meta:cell-count="200" meta:object-count="0"/>
    <meta:generator>LibreOffice/6.1.5.2$Linux_X86_64 LibreOffice_project/10$Build-2</meta:generator>
  </office:meta>
</office:document-meta>
</file>